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52d0" officeooo:paragraph-rsid="001f52d0" style:font-weight-asian="bold" style:font-weight-complex="bold"/>
    </style:style>
    <style:style style:name="P2" style:family="paragraph" style:parent-style-name="Standard">
      <style:text-properties fo:font-weight="bold" officeooo:rsid="00213b47" officeooo:paragraph-rsid="00213b47" style:font-weight-asian="bold" style:font-weight-complex="bold"/>
    </style:style>
    <style:style style:name="P3" style:family="paragraph" style:parent-style-name="Standard">
      <style:text-properties fo:font-weight="bold" officeooo:rsid="0021e97d" officeooo:paragraph-rsid="0021e97d" style:font-weight-asian="bold" style:font-weight-complex="bold"/>
    </style:style>
    <style:style style:name="P4" style:family="paragraph" style:parent-style-name="Standard">
      <style:text-properties fo:font-size="20pt" fo:font-weight="bold" officeooo:rsid="001f52d0" officeooo:paragraph-rsid="001f52d0" style:font-size-asian="20pt" style:font-weight-asian="bold" style:font-size-complex="20pt" style:font-weight-complex="bold"/>
    </style:style>
    <style:style style:name="P5" style:family="paragraph" style:parent-style-name="Standard">
      <style:text-properties officeooo:rsid="0021e97d" officeooo:paragraph-rsid="0021e97d"/>
    </style:style>
    <style:style style:name="P6" style:family="paragraph" style:parent-style-name="Standard">
      <style:text-properties fo:font-weight="bold" officeooo:rsid="0021e97d" officeooo:paragraph-rsid="001f52d0" style:font-weight-asian="bold" style:font-weight-complex="bold"/>
    </style:style>
    <style:style style:name="P7" style:family="paragraph" style:parent-style-name="Standard">
      <style:text-properties fo:font-size="7pt" fo:font-weight="normal" officeooo:rsid="0021e97d" officeooo:paragraph-rsid="001f52d0" style:font-size-asian="7pt" style:font-weight-asian="normal" style:font-size-complex="7pt" style:font-weight-complex="normal"/>
    </style:style>
    <style:style style:name="P8" style:family="paragraph" style:parent-style-name="Standard">
      <style:text-properties fo:font-size="7pt" officeooo:rsid="001f52d0" officeooo:paragraph-rsid="001f52d0" style:font-size-asian="7pt" style:font-size-complex="7pt"/>
    </style:style>
    <style:style style:name="P9" style:family="paragraph" style:parent-style-name="Standard">
      <style:text-properties fo:font-size="12pt" fo:font-weight="bold" officeooo:rsid="0024f2c9" officeooo:paragraph-rsid="0024f2c9"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officeooo:rsid="0023eed5"/>
    </style:style>
    <style:style style:name="T4" style:family="text">
      <style:text-properties officeooo:rsid="002677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y 6 : Linked List</text:p>
      <text:p text:style-name="P4"/>
      <text:p text:style-name="P2">My approach: <text:span text:style-name="T1">was that if we run two while loop one for incrementing from one head and another loop to increment from second head. So, we have two pointers for every first pointer node we will match with all nodes of second head list starting from head to end. </text:span></text:p>
      <text:p text:style-name="P2"><text:span text:style-name="T1">Thus, every nodes of 1</text:span><text:span text:style-name="T2">st</text:span><text:span text:style-name="T1"> list will be matched with all nodes of the second list until a match is found. </text:span></text:p>
      <text:p text:style-name="P2">Mistake : <text:span text:style-name="T1">I was doing is that I was matching the value, this will give wrong result as we need to find intersecting node, thus its value as well as the node itself (both pointer should point to same memory location )should match. </text:span></text:p>
      <text:p text:style-name="P1">Brute force approach: </text:p>
      <text:p text:style-name="P8">class Solution {</text:p>
      <text:p text:style-name="P8">public:</text:p>
      <text:p text:style-name="P8"><text:s text:c="4"/>ListNode *getIntersectionNode(ListNode *headA, ListNode *headB) {</text:p>
      <text:p text:style-name="P8"><text:s text:c="8"/>ListNode * tempA = headA, * tempB = headB;</text:p>
      <text:p text:style-name="P8"><text:s text:c="8"/>ListNode * res = NULL;</text:p>
      <text:p text:style-name="P8"><text:s text:c="8"/>while(tempA != NULL) // &amp;&amp; tempA-&gt;val != tempB-&gt;val)</text:p>
      <text:p text:style-name="P8"><text:s text:c="8"/>{</text:p>
      <text:p text:style-name="P8"><text:s text:c="12"/>tempB = headB;</text:p>
      <text:p text:style-name="P8"><text:s text:c="12"/>while(tempB != NULL &amp;&amp; tempA != tempB)</text:p>
      <text:p text:style-name="P8"><text:s text:c="12"/>{</text:p>
      <text:p text:style-name="P8"><text:s text:c="16"/>tempB = tempB-&gt;next;</text:p>
      <text:p text:style-name="P8"><text:s text:c="12"/>}</text:p>
      <text:p text:style-name="P8"><text:s text:c="12"/>if(tempA == tempB)</text:p>
      <text:p text:style-name="P8"><text:s text:c="12"/>{</text:p>
      <text:p text:style-name="P8"><text:s text:c="16"/>res = tempB;</text:p>
      <text:p text:style-name="P8"><text:s text:c="16"/>break;</text:p>
      <text:p text:style-name="P8"><text:s text:c="12"/>}</text:p>
      <text:p text:style-name="P8"><text:s text:c="12"/>tempA = tempA-&gt;next;</text:p>
      <text:p text:style-name="P8"><text:s text:c="8"/>}</text:p>
      <text:p text:style-name="P8"><text:s text:c="8"/>return res; <text:s text:c="9"/></text:p>
      <text:p text:style-name="P8"><text:s text:c="4"/>}</text:p>
      <text:p text:style-name="P8">};</text:p>
      <text:p text:style-name="P5">This approach : time complexity : 0(n^2)</text:p>
      <text:p text:style-name="P5"/>
      <text:p text:style-name="P3">Optimized approach: <text:span text:style-name="T3">(Hash Map)</text:span></text:p>
      <text:p text:style-name="P6"/>
      <text:p text:style-name="P7">ListNode *getIntersectionNode(ListNode *headA, ListNode *headB){</text:p>
      <text:p text:style-name="P7"><text:s text:c="8"/>ListNode * tempA = headA, *tempB = headB, * res = NULL;</text:p>
      <text:p text:style-name="P7"><text:s text:c="8"/></text:p>
      <text:p text:style-name="P7"><text:s text:c="8"/>unordered_map&lt;ListNode *, bool&gt; hmap;</text:p>
      <text:p text:style-name="P7"><text:s text:c="8"/></text:p>
      <text:p text:style-name="P7"><text:s text:c="8"/>while(tempA != NULL)</text:p>
      <text:p text:style-name="P7"><text:s text:c="8"/>{</text:p>
      <text:p text:style-name="P7"><text:s text:c="12"/>hmap[tempA] = true;</text:p>
      <text:p text:style-name="P7"><text:s text:c="12"/>tempA = tempA-&gt;next;</text:p>
      <text:p text:style-name="P7"><text:s text:c="12"/></text:p>
      <text:p text:style-name="P7"><text:s text:c="8"/>}</text:p>
      <text:p text:style-name="P7"><text:s text:c="8"/></text:p>
      <text:p text:style-name="P7"><text:s text:c="8"/>while(tempB != NULL)</text:p>
      <text:p text:style-name="P7"><text:s text:c="8"/>{</text:p>
      <text:p text:style-name="P7"><text:s text:c="12"/>if(hmap.find(tempB) != hmap.end())</text:p>
      <text:p text:style-name="P7"><text:s text:c="12"/>{</text:p>
      <text:p text:style-name="P7"><text:s text:c="16"/>res = tempB;</text:p>
      <text:p text:style-name="P7"><text:s text:c="16"/>break;</text:p>
      <text:p text:style-name="P7"><text:s text:c="12"/>}</text:p>
      <text:p text:style-name="P7"><text:s text:c="12"/>tempB = tempB-&gt;next;</text:p>
      <text:p text:style-name="P7"><text:s text:c="8"/>}</text:p>
      <text:p text:style-name="P7"><text:s text:c="8"/>return res;</text:p>
      <text:p text:style-name="P7"><text:s text:c="4"/>}</text:p>
      <text:p text:style-name="P7"><text:s text:c="4"/></text:p>
      <text:p text:style-name="P7">};</text:p>
      <text:p text:style-name="P7"/>
      <text:p text:style-name="P9">Most optimized approach:<text:span text:style-name="T4">(Two pointer)</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4T20:04:13.481265604</meta:creation-date>
    <dc:date>2021-01-07T01:55:38.155672941</dc:date>
    <meta:editing-duration>PT7M49S</meta:editing-duration>
    <meta:editing-cycles>8</meta:editing-cycles>
    <meta:generator>LibreOffice/7.0.2.2$Linux_X86_64 LibreOffice_project/3a01483fc371ab18cfca4bab0d636937da5eaf70</meta:generator>
    <meta:document-statistic meta:table-count="0" meta:image-count="0" meta:object-count="0" meta:page-count="1" meta:paragraph-count="55" meta:word-count="254" meta:character-count="1851" meta:non-whitespace-character-count="1213"/>
  </office:meta>
</office:document-meta>
</file>